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535cm"/>
    </style:style>
    <style:style style:name="Tabela1.B" style:family="table-column">
      <style:table-column-properties style:column-width="6.013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2742a" officeooo:paragraph-rsid="0022742a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color="#000000" loext:opacity="100%" officeooo:rsid="0022742a" officeooo:paragraph-rsid="0022742a"/>
    </style:style>
    <style:style style:name="P12" style:family="paragraph" style:parent-style-name="Heading_20_1">
      <style:text-properties fo:color="#000000" loext:opacity="100%" officeooo:rsid="0024183b" officeooo:paragraph-rsid="0024183b"/>
    </style:style>
    <style:style style:name="P13" style:family="paragraph" style:parent-style-name="Heading_20_1">
      <style:text-properties fo:color="#000000" loext:opacity="100%" officeooo:paragraph-rsid="0022742a"/>
    </style:style>
    <style:style style:name="P14" style:family="paragraph" style:parent-style-name="Heading_20_1">
      <style:text-properties officeooo:rsid="0022742a" officeooo:paragraph-rsid="0024183b"/>
    </style:style>
    <style:style style:name="P15" style:family="paragraph" style:parent-style-name="Heading_20_2">
      <style:text-properties officeooo:rsid="0024183b" officeooo:paragraph-rsid="0024183b"/>
    </style:style>
    <style:style style:name="P16" style:family="paragraph" style:parent-style-name="Heading_20_3">
      <style:text-properties officeooo:rsid="0024183b" officeooo:paragraph-rsid="0024183b"/>
    </style:style>
    <style:style style:name="P17" style:family="paragraph" style:parent-style-name="Heading_20_2">
      <style:text-properties officeooo:rsid="00243bd4" officeooo:paragraph-rsid="00243bd4"/>
    </style:style>
    <style:style style:name="P18" style:family="paragraph" style:parent-style-name="Heading_20_3">
      <style:text-properties officeooo:rsid="00243bd4" officeooo:paragraph-rsid="00243bd4"/>
    </style:style>
    <style:style style:name="P19" style:family="paragraph" style:parent-style-name="Heading_20_1">
      <style:text-properties officeooo:rsid="00243bd4" officeooo:paragraph-rsid="00243bd4"/>
    </style:style>
    <style:style style:name="P20" style:family="paragraph" style:parent-style-name="Heading_20_1">
      <style:text-properties officeooo:rsid="0022742a" officeooo:paragraph-rsid="0022742a"/>
    </style:style>
    <style:style style:name="T1" style:family="text">
      <style:text-properties officeooo:rsid="0024183b"/>
    </style:style>
    <style:style style:name="T2" style:family="text">
      <style:text-properties officeooo:rsid="001eafc5"/>
    </style:style>
    <style:style style:name="T3" style:family="text">
      <style:text-properties officeooo:rsid="0022742a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loext:opacity="0%" fo:font-family="Calibri" style:font-family-generic="roman" style:font-pitch="variable" fo:font-size="18pt" style:font-size-asian="18pt" style:font-family-complex="Calibri" style:font-family-generic-complex="system" style:font-pitch-complex="variable" style:font-size-complex="18pt"/>
    </style:style>
    <style:style style:name="T6" style:family="text">
      <style:text-properties officeooo:rsid="00243bd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lan <text:span text:style-name="T1">Zarządzania konfiguracją</text:span>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2">szablon_</text:span></text:span><text:span text:style-name="Strong_20_Emphasis"><text:span text:style-name="T3">plan_zapewn_jakosci</text:span></text:span><text:span text:style-name="Strong_20_Emphasis"><text:span text:style-name="T2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2<text:span text:style-name="T3">2</text:span>.0<text:span text:style-name="T1">5</text:span>.2025</text:p>
            </table:table-cell>
            <table:table-cell table:style-name="Tabela1.A1" office:value-type="string">
              <text:p text:style-name="P3"><text:span text:style-name="Strong_20_Emphasis"><text:span text:style-name="T2">Wersja</text:span></text:span><text:span text:style-name="Strong_20_Emphasis">:</text:span></text:p>
              <text:p text:style-name="P5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2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2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>Plan zarządzania konfiguracją</text:span><text:line-break/><text:span text:style-name="T4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15433_1148864075" text:style-name="Index_20_Link" text:visited-style-name="Index_20_Link">1 Zakres dokumentu<text:tab/>3</text:a></text:p>
          <text:p text:style-name="P8"><text:a xlink:type="simple" xlink:href="#__RefHeading___Toc15435_1148864075" text:style-name="Index_20_Link" text:visited-style-name="Index_20_Link">2 Terminologia dokumentu<text:tab/>3</text:a></text:p>
          <text:p text:style-name="P8"><text:a xlink:type="simple" xlink:href="#__RefHeading___Toc15437_1148864075" text:style-name="Index_20_Link" text:visited-style-name="Index_20_Link">3 System zarządzania konfiguracja<text:tab/>3</text:a></text:p>
          <text:p text:style-name="P8"><text:a xlink:type="simple" xlink:href="#__RefHeading___Toc15439_1148864075" text:style-name="Index_20_Link" text:visited-style-name="Index_20_Link">4 Standardy i procedury QA<text:tab/>3</text:a></text:p>
          <text:p text:style-name="P8"><text:a xlink:type="simple" xlink:href="#__RefHeading___Toc15441_1148864075" text:style-name="Index_20_Link" text:visited-style-name="Index_20_Link">5 Proces zarządzania konfiguracja<text:tab/>3</text:a></text:p>
          <text:p text:style-name="P9"><text:a xlink:type="simple" xlink:href="#__RefHeading___Toc15443_1148864075" text:style-name="Index_20_Link" text:visited-style-name="Index_20_Link">5.1 Identyfikacja konfiguracji<text:tab/>3</text:a></text:p>
          <text:p text:style-name="P10"><text:a xlink:type="simple" xlink:href="#__RefHeading___Toc15445_1148864075" text:style-name="Index_20_Link" text:visited-style-name="Index_20_Link">5.1.1 Struktura prdouktu<text:tab/>3</text:a></text:p>
          <text:p text:style-name="P10"><text:a xlink:type="simple" xlink:href="#__RefHeading___Toc15447_1148864075" text:style-name="Index_20_Link" text:visited-style-name="Index_20_Link">5.1.2 Wybór elementów konfiguracji (CSCI)<text:tab/>3</text:a></text:p>
          <text:p text:style-name="P10"><text:a xlink:type="simple" xlink:href="#__RefHeading___Toc15449_1148864075" text:style-name="Index_20_Link" text:visited-style-name="Index_20_Link">5.1.3 Dokumentowanie elementów konfiguracji<text:tab/>3</text:a></text:p>
          <text:p text:style-name="P9"><text:a xlink:type="simple" xlink:href="#__RefHeading___Toc18271_1148864075" text:style-name="Index_20_Link" text:visited-style-name="Index_20_Link">5.2 Kontrola konfiguracji systemu<text:tab/>3</text:a></text:p>
          <text:p text:style-name="P9"><text:a xlink:type="simple" xlink:href="#__RefHeading___Toc15451_1148864075" text:style-name="Index_20_Link" text:visited-style-name="Index_20_Link">5.3 Rejestracja stanu konfiguracji<text:tab/>3</text:a></text:p>
          <text:p text:style-name="P9"><text:a xlink:type="simple" xlink:href="#__RefHeading___Toc18273_1148864075" text:style-name="Index_20_Link" text:visited-style-name="Index_20_Link">5.4 Audyt konfiguracji<text:tab/>3</text:a></text:p>
          <text:p text:style-name="P10"><text:a xlink:type="simple" xlink:href="#__RefHeading___Toc18275_1148864075" text:style-name="Index_20_Link" text:visited-style-name="Index_20_Link">5.4.1 Audyt fizyczny<text:tab/>3</text:a></text:p>
          <text:p text:style-name="P10"><text:a xlink:type="simple" xlink:href="#__RefHeading___Toc18277_1148864075" text:style-name="Index_20_Link" text:visited-style-name="Index_20_Link">5.4.2 Audyt funkcjonalny<text:tab/>3</text:a></text:p>
          <text:p text:style-name="P8"><text:a xlink:type="simple" xlink:href="#__RefHeading___Toc15453_1148864075" text:style-name="Index_20_Link" text:visited-style-name="Index_20_Link">6 Organizacja zarządzania konfiguracją<text:tab/>3</text:a></text:p>
          <text:p text:style-name="P8"><text:a xlink:type="simple" xlink:href="#__RefHeading___Toc15455_1148864075" text:style-name="Index_20_Link" text:visited-style-name="Index_20_Link">7 Procedury zarządzania konfiguracją<text:tab/>3</text:a></text:p>
          <text:p text:style-name="P9"><text:a xlink:type="simple" xlink:href="#__RefHeading___Toc18279_1148864075" text:style-name="Index_20_Link" text:visited-style-name="Index_20_Link">7.1 Procedura identyfikacji konfiguracji<text:tab/>3</text:a></text:p>
          <text:p text:style-name="P9"><text:a xlink:type="simple" xlink:href="#__RefHeading___Toc18281_1148864075" text:style-name="Index_20_Link" text:visited-style-name="Index_20_Link">7.2 Procedura rejestracji stanu konfiguracji<text:tab/>3</text:a></text:p>
          <text:p text:style-name="P9"><text:a xlink:type="simple" xlink:href="#__RefHeading___Toc18283_1148864075" text:style-name="Index_20_Link" text:visited-style-name="Index_20_Link">7.3 Procedura kontroli konfiguracji<text:tab/>3</text:a></text:p>
          <text:p text:style-name="P8"><text:a xlink:type="simple" xlink:href="#__RefHeading___Toc18285_1148864075" text:style-name="Index_20_Link" text:visited-style-name="Index_20_Link">8 Kontrola procesu zarządzania konfiguracją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1" text:outline-level="1" text:is-list-header="true"><text:soft-page-break/></text:h>
      <text:h text:style-name="P11" text:outline-level="1"><text:bookmark-start text:name="__RefHeading___Toc15433_1148864075"/>Zakres dokumentu<text:bookmark-end text:name="__RefHeading___Toc15433_1148864075"/></text:h>
      <text:h text:style-name="P12" text:outline-level="1"><text:bookmark-start text:name="__RefHeading___Toc15435_1148864075"/>Terminologia dokumentu<text:bookmark-end text:name="__RefHeading___Toc15435_1148864075"/></text:h>
      <text:h text:style-name="P12" text:outline-level="1"><text:bookmark-start text:name="__RefHeading___Toc15437_1148864075"/><text:span text:style-name="T5">System zarządzania konfiguracja </text:span><text:bookmark-end text:name="__RefHeading___Toc15437_1148864075"/></text:h>
      <text:h text:style-name="P13" text:outline-level="1"><text:bookmark-start text:name="__RefHeading___Toc15439_1148864075"/><text:bookmark-start text:name="_Toc130744314"/><text:span text:style-name="T3">S</text:span><text:bookmark-end text:name="_Toc130744314"/><text:span text:style-name="T3">tandardy i procedury QA</text:span><text:bookmark-end text:name="__RefHeading___Toc15439_1148864075"/></text:h>
      <text:h text:style-name="P14" text:outline-level="1"><text:bookmark-start text:name="__RefHeading___Toc15441_1148864075"/><text:span text:style-name="T5">Proces zarządzania konfiguracja </text:span><text:bookmark-end text:name="__RefHeading___Toc15441_1148864075"/></text:h>
      <text:h text:style-name="P15" text:outline-level="2"><text:bookmark-start text:name="__RefHeading___Toc15443_1148864075"/>Identyfikacja konfiguracji<text:bookmark-end text:name="__RefHeading___Toc15443_1148864075"/></text:h>
      <text:h text:style-name="P16" text:outline-level="3"><text:bookmark-start text:name="__RefHeading___Toc15445_1148864075"/>Struktura prdouktu<text:bookmark-end text:name="__RefHeading___Toc15445_1148864075"/></text:h>
      <text:h text:style-name="Heading_20_3" text:outline-level="3"><text:bookmark-start text:name="__RefHeading___Toc15447_1148864075"/>Wybór elementów konfiguracji (CSCI) <text:bookmark-end text:name="__RefHeading___Toc15447_1148864075"/></text:h>
      <text:h text:style-name="Heading_20_3" text:outline-level="3"><text:bookmark-start text:name="__RefHeading___Toc15449_1148864075"/>Dokumentowanie elementów konfiguracji <text:bookmark-end text:name="__RefHeading___Toc15449_1148864075"/></text:h>
      <text:h text:style-name="P17" text:outline-level="2"><text:bookmark-start text:name="__RefHeading___Toc18271_1148864075"/>Kontrola konfiguracji systemu<text:bookmark-end text:name="__RefHeading___Toc18271_1148864075"/></text:h>
      <text:h text:style-name="P17" text:outline-level="2"><text:bookmark-start text:name="__RefHeading___Toc15451_1148864075"/>Rejestracja stanu konfiguracji<text:bookmark-end text:name="__RefHeading___Toc15451_1148864075"/></text:h>
      <text:h text:style-name="P17" text:outline-level="2"><text:bookmark-start text:name="__RefHeading___Toc18273_1148864075"/>Audyt konfiguracji<text:bookmark-end text:name="__RefHeading___Toc18273_1148864075"/></text:h>
      <text:h text:style-name="P18" text:outline-level="3"><text:bookmark-start text:name="__RefHeading___Toc18275_1148864075"/>Audyt fizyczny<text:bookmark-end text:name="__RefHeading___Toc18275_1148864075"/></text:h>
      <text:h text:style-name="P18" text:outline-level="3"><text:bookmark-start text:name="__RefHeading___Toc18277_1148864075"/>Audyt funkcjonalny<text:bookmark-end text:name="__RefHeading___Toc18277_1148864075"/></text:h>
      <text:h text:style-name="P19" text:outline-level="1"><text:bookmark-start text:name="__RefHeading___Toc15453_1148864075"/>Organizacja zarządzania konfiguracją<text:bookmark-end text:name="__RefHeading___Toc15453_1148864075"/></text:h>
      <text:h text:style-name="P20" text:outline-level="1"><text:bookmark-start text:name="__RefHeading___Toc15455_1148864075"/>Procedury zarządzania konfiguracją <text:bookmark-end text:name="__RefHeading___Toc15455_1148864075"/></text:h>
      <text:h text:style-name="Heading_20_2" text:outline-level="2"><text:bookmark-start text:name="__RefHeading___Toc18279_1148864075"/>Procedura identyfikacji konfiguracji<text:bookmark-end text:name="__RefHeading___Toc18279_1148864075"/></text:h>
      <text:h text:style-name="Heading_20_2" text:outline-level="2"><text:bookmark-start text:name="__RefHeading___Toc18281_1148864075"/>Procedura rejestracji stanu konfiguracji <text:bookmark-end text:name="__RefHeading___Toc18281_1148864075"/></text:h>
      <text:h text:style-name="Heading_20_2" text:outline-level="2"><text:bookmark-start text:name="__RefHeading___Toc18283_1148864075"/>Procedura kontroli konfiguracji<text:bookmark-end text:name="__RefHeading___Toc18283_1148864075"/></text:h>
      <text:h text:style-name="Heading_20_1" text:outline-level="1"><text:bookmark-start text:name="__RefHeading___Toc18285_1148864075"/>Kontrola procesu zarządzania konfiguracj<text:span text:style-name="T6">ą</text:span><text:bookmark-end text:name="__RefHeading___Toc18285_114886407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2T12:32:19.412688900</dc:date>
    <meta:editing-duration>PT23M56S</meta:editing-duration>
    <meta:editing-cycles>5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52" meta:word-count="199" meta:character-count="1522" meta:non-whitespace-character-count="1389"/>
  </office:meta>
</office:document-meta>
</file>